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5.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6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nri Echo Suggestion Mode Logic</text:p>
      <text:p text:style-name="Standard">This document defines how Kinri's Echo proactively suggests Vault Cards to the user based on emotional patterns, timing, and reflective triggers.</text:p>
      <text:h text:style-name="Heading_20_1" text:outline-level="1"><text:s/>A. Suggestion Triggers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Example</text:p>
          </table:table-cell>
        </table:table-row>
        <table:table-row table:style-name="Table1.1">
          <table:table-cell table:style-name="Table1.A1" office:value-type="string">
            <text:p text:style-name="P1">Symptom Pattern</text:p>
          </table:table-cell>
          <table:table-cell table:style-name="Table1.A1" office:value-type="string">
            <text:p text:style-name="P1">Repeated emotional tags across sessions</text:p>
          </table:table-cell>
          <table:table-cell table:style-name="Table1.A1" office:value-type="string">
            <text:p text:style-name="P1">“You’ve written about shutdown 3x this week…”</text:p>
          </table:table-cell>
        </table:table-row>
        <table:table-row table:style-name="Table1.1">
          <table:table-cell table:style-name="Table1.A1" office:value-type="string">
            <text:p text:style-name="P1">Journaling Reflection</text:p>
          </table:table-cell>
          <table:table-cell table:style-name="Table1.A1" office:value-type="string">
            <text:p text:style-name="P1">After a particularly emotional journal entry</text:p>
          </table:table-cell>
          <table:table-cell table:style-name="Table1.A1" office:value-type="string">
            <text:p text:style-name="P1">“That felt like grief. Here’s something to sit with.”</text:p>
          </table:table-cell>
        </table:table-row>
        <table:table-row table:style-name="Table1.1">
          <table:table-cell table:style-name="Table1.A1" office:value-type="string">
            <text:p text:style-name="P1">Time-based Prompt</text:p>
          </table:table-cell>
          <table:table-cell table:style-name="Table1.A1" office:value-type="string">
            <text:p text:style-name="P1">End of day, week, or cycle</text:p>
          </table:table-cell>
          <table:table-cell table:style-name="Table1.A1" office:value-type="string">
            <text:p text:style-name="P1">“Here’s something to wind down with.”</text:p>
          </table:table-cell>
        </table:table-row>
        <table:table-row table:style-name="Table1.1">
          <table:table-cell table:style-name="Table1.A1" office:value-type="string">
            <text:p text:style-name="P1">Silence / Stillness</text:p>
          </table:table-cell>
          <table:table-cell table:style-name="Table1.A1" office:value-type="string">
            <text:p text:style-name="P1">User hasn’t interacted in a while</text:p>
          </table:table-cell>
          <table:table-cell table:style-name="Table1.A1" office:value-type="string">
            <text:p text:style-name="P1">“Here’s something grounding — if it feels okay.”</text:p>
          </table:table-cell>
        </table:table-row>
        <table:table-row table:style-name="Table1.1">
          <table:table-cell table:style-name="Table1.A1" office:value-type="string">
            <text:p text:style-name="P1">High Emotion Detection</text:p>
          </table:table-cell>
          <table:table-cell table:style-name="Table1.A1" office:value-type="string">
            <text:p text:style-name="P1">Keywords like 'worthless', 'panic', 'broken'</text:p>
          </table:table-cell>
          <table:table-cell table:style-name="Table1.A1" office:value-type="string">
            <text:p text:style-name="P1">“That sounds really heavy. You’re not alone. This might help.”</text:p>
          </table:table-cell>
        </table:table-row>
      </table:table>
      <text:h text:style-name="Heading_20_1" text:outline-level="1"><text:s/>B. Suggestion Rule Logic</text:h>
      <text:p text:style-name="Standard">Echo uses the same tag-scoring system to match Vault Cards — she just initiates the process based on triggers.</text:p>
      <text:p text:style-name="Standard">Example logic:</text:p>
      <text:p text:style-name="Standard"><text:line-break/>if journal_entry.contains(["numb", "behind glass", "fade", "can’t reach"]):<text:line-break/> <text:s text:c="3"/>tags = ["emotion: shutdown"]<text:line-break/> <text:s text:c="3"/>mode = "reflection"<text:line-break/> <text:s text:c="3"/>show_card = get_top_card(tags, mode)<text:line-break/> <text:s text:c="3"/>return show_card<text:line-break/></text:p>
      <text:h text:style-name="Heading_20_1" text:outline-level="1">C. Sample Echo Suggestion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Context</text:p>
          </table:table-cell>
          <table:table-cell table:style-name="Table2.A1" office:value-type="string">
            <text:p text:style-name="P1">Echo Says</text:p>
          </table:table-cell>
        </table:table-row>
        <table:table-row table:style-name="Table2.1">
          <table:table-cell table:style-name="Table2.A1" office:value-type="string">
            <text:p text:style-name="P1">Post-journal (grief)</text:p>
          </table:table-cell>
          <table:table-cell table:style-name="Table2.A1" office:value-type="string">
            <text:p text:style-name="P1">“Grief doesn’t need fixing — just presence. This might help you sit with it.”</text:p>
          </table:table-cell>
        </table:table-row>
        <table:table-row table:style-name="Table2.1">
          <table:table-cell table:style-name="Table2.A1" office:value-type="string">
            <text:p text:style-name="P1">After 3 'masking' tags</text:p>
          </table:table-cell>
          <table:table-cell table:style-name="Table2.A1" office:value-type="string">
            <text:p text:style-name="P1">“You’ve mentioned masking a lot lately. Here’s something many folks find helpful.”</text:p>
          </table:table-cell>
        </table:table-row>
        <table:table-row table:style-name="Table2.1">
          <table:table-cell table:style-name="Table2.A1" office:value-type="string">
            <text:p text:style-name="P1">Idle moment</text:p>
          </table:table-cell>
          <table:table-cell table:style-name="Table2.A1" office:value-type="string">
            <text:p text:style-name="P1">“Here’s a soft thought, just in case you need one.”</text:p>
          </table:table-cell>
        </table:table-row>
      </table:table>
      <text:h text:style-name="Heading_20_1" text:outline-level="1"><text:soft-page-break/>D. Delivery Options</text:h>
      <text:p text:style-name="Standard">• <text:s/>Push-style suggestion in sidebar/feed</text:p>
      <text:p text:style-name="Standard">• <text:s/>Echo voice prompt (e.g. 'Want to see something calming?')</text:p>
      <text:p text:style-name="Standard">• <text:s/>Daily check-in → Echo suggests based on mood or tag trend</text:p>
      <text:h text:style-name="Heading_20_1" text:outline-level="1"><text:s/>E. User Control &amp; Personalization</text:h>
      <text:p text:style-name="Standard">• Allow user to opt out of suggestions</text:p>
      <text:p text:style-name="Standard">• Track card reactions → personalize future suggestions</text:p>
      <text:p text:style-name="Standard">• Let user 'favorite' card types for future rec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3:29:26.524000000</dc:date>
    <meta:editing-duration>PT37S</meta:editing-duration>
    <meta:generator>Neat_Office/6.2.8.2$Windows_x86 LibreOffice_project/</meta:generator>
    <meta:document-statistic meta:table-count="2" meta:image-count="0" meta:object-count="0" meta:page-count="2" meta:paragraph-count="42" meta:word-count="265" meta:character-count="1756" meta:non-whitespace-character-count="15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